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fo:font-style="normal" style:font-style-asian="normal" style:font-style-complex="normal"/>
    </style:style>
    <style:style style:name="P3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ff6600" fo:font-style="italic" style:font-style-asian="italic" style:font-style-complex="italic"/>
    </style:style>
    <style:style style:name="P6" style:family="paragraph" style:parent-style-name="Standard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color="#ff6600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color="#ff3333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800000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6600" fo:font-style="italic" style:font-style-asian="italic" style:font-style-complex="italic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ormance :</text:p>
      <text:p text:style-name="Standard">1.<text:tab/> in my mobile the app is slow and crashed for several times, and i am reinstalling the app. <text:tab/>for using,</text:p>
      <text:p text:style-name="Standard"/>
      <text:p text:style-name="P1">Home Page :</text:p>
      <text:p text:style-name="Standard"/>
      <text:p text:style-name="Standard">1.<text:tab/>in Tab bar, the selection area is small and visible by rectangle box, (I dont want to make the <text:tab/>rectangle visible, just highlight the icon)</text:p>
      <text:p text:style-name="Standard">2.<text:tab/>I think the icons in tab bar should little bigger to atleast 1-3 pixel more.</text:p>
      <text:p text:style-name="Standard">3.<text:tab/>the logo in the homepage should be small by 50%.</text:p>
      <text:p text:style-name="Standard">4.<text:tab/>the top category icons should be small by 50%</text:p>
      <text:p text:style-name="Standard">5.<text:tab/>the top bar icons color should be same as the tab bar icon color (its fine for me)</text:p>
      <text:p text:style-name="Standard">6.<text:tab/>banner grid, have a alignment problem, i have a demo ref image <text:a xlink:type="simple" xlink:href="https://github.com/premod/myhubpipeline/blob/master/corrections%20for%20knowband%20app/app/01.jpg?raw=true" text:style-name="Internet_20_link" text:visited-style-name="Visited_20_Internet_20_Link"><text:span text:style-name="T2">image01</text:span></text:a></text:p>
      <text:p text:style-name="Standard">7.<text:tab/>the product horizontal sliding i need all the products under sub-sub category items also <text:tab/>visible, ref image <text:a xlink:type="simple" xlink:href="https://github.com/premod/myhubpipeline/blob/master/corrections%20for%20knowband%20app/app/02.jpg?raw=true" text:style-name="Internet_20_link" text:visited-style-name="Visited_20_Internet_20_Link"><text:span text:style-name="T2">image02</text:span></text:a></text:p>
      <text:p text:style-name="Standard"><text:span text:style-name="T3">8.</text:span><text:span text:style-name="T2"><text:tab/></text:span><text:span text:style-name="T4">home page prodcut display should be like this</text:span><text:span text:style-name="T2"> </text:span><text:a xlink:type="simple" xlink:href="https://github.com/premod/myhubpipeline/blob/master/corrections%20for%20knowband%20app/app/03.jpg?raw=true" text:style-name="Internet_20_link" text:visited-style-name="Visited_20_Internet_20_Link"><text:span text:style-name="T1">image03</text:span></text:a></text:p>
      <text:p text:style-name="P2">9.<text:tab/>in side bar <text:a xlink:type="simple" xlink:href="https://github.com/premod/myhubpipeline/blob/master/corrections%20for%20knowband%20app/app/04.jpg?raw=true" text:style-name="Internet_20_link" text:visited-style-name="Visited_20_Internet_20_Link"><text:span text:style-name="T2">image04</text:span></text:a></text:p>
      <text:p text:style-name="P5"/>
      <text:p text:style-name="P3">Category Page :</text:p>
      <text:p text:style-name="P3"/>
      <text:p text:style-name="P4">1.<text:tab/>i prefer the category page like this <text:a xlink:type="simple" xlink:href="https://github.com/premod/myhubpipeline/blob/master/corrections%20for%20knowband%20app/app/05.jpg?raw=true" text:style-name="Internet_20_link" text:visited-style-name="Visited_20_Internet_20_Link"><text:span text:style-name="T2">image05</text:span></text:a></text:p>
      <text:p text:style-name="P4"><text:span text:style-name="T5">2<text:tab/>in category product page, i have some suggestions ref</text:span><text:span text:style-name="T6"> </text:span><text:a xlink:type="simple" xlink:href="https://github.com/premod/myhubpipeline/blob/master/corrections%20for%20knowband%20app/app/06.jpg?raw=true" text:style-name="Internet_20_link" text:visited-style-name="Visited_20_Internet_20_Link"><text:span text:style-name="T2">image06</text:span></text:a></text:p>
      <text:p text:style-name="P6"/>
      <text:p text:style-name="P3">Product Page :</text:p>
      <text:p text:style-name="P7"/>
      <text:p text:style-name="P4">1.<text:tab/>i have some corrections on product page,<text:span text:style-name="T1"> </text:span><text:a xlink:type="simple" xlink:href="https://github.com/premod/myhubpipeline/blob/master/corrections%20for%20knowband%20app/app/07.jpg?raw=true" text:style-name="Internet_20_link" text:visited-style-name="Visited_20_Internet_20_Link">image07</text:a><text:span text:style-name="T2">, </text:span><text:a xlink:type="simple" xlink:href="https://github.com/premod/myhubpipeline/blob/master/corrections%20for%20knowband%20app/app/08.jpg?raw=true" text:style-name="Internet_20_link" text:visited-style-name="Visited_20_Internet_20_Link">image08</text:a></text:p>
      <text:p text:style-name="P11">2. <text:tab/>the <text:s/>product image shows in the product page is low quality, i need the actual quality of the <text:tab/>product.</text:p>
      <text:p text:style-name="P11">3.<text:tab/>the offer price showing in all the pages, should be like (-30%OFF) instead of "13.33% off"</text:p>
      <text:p text:style-name="P12"/>
      <text:p text:style-name="P3">Payment page:</text:p>
      <text:p text:style-name="P3"/>
      <text:p text:style-name="P4">1.<text:tab/>i dont want the payment first page (payment method selection and the i agree terms and <text:tab/>conditions,) i dont have the cash on delivery and i do only payumoney gateway, so it is <text:tab/>better to skip that first page</text:p>
      <text:p text:style-name="P4"/>
      <text:p text:style-name="P4">2. <text:tab/>if the customer canceled the order during the payment process, the return should be in app <text:tab/>view , now its return back to the webview. and the successful payment also return back to <text:tab/>the appview)</text:p>
      <text:p text:style-name="P4"/>
      <text:p text:style-name="P3">Cart Page: </text:p>
      <text:p text:style-name="P4"/>
      <text:p text:style-name="P4">1. <text:tab/>the default shipping price should be always active and the calculation according to that.</text:p>
      <text:p text:style-name="P4"/>
      <text:p text:style-name="P4"/>
      <text:p text:style-name="P3"/>
      <text:p text:style-name="P3">General Queries :</text:p>
      <text:p text:style-name="P3"/>
      <text:p text:style-name="P4">1.<text:tab/> OTP feature in the registration is there, but i dont have the otp msg feature in the website, is <text:tab/>it the otp through pushnotification or through sms msg .</text:p>
      <text:p text:style-name="P4"><text:tab/>if it is sms where is the setting for sms feature. in the knowband extension</text:p>
      <text:p text:style-name="P4"/>
      <text:p text:style-name="P4"><text:soft-page-break/>2.<text:tab/>app is little slower, you have to finetune the performance.</text:p>
      <text:p text:style-name="P4"/>
      <text:p text:style-name="P4">3.<text:tab/>I have made a video screen capture to explain the above issues, some of the suggestions not <text:tab/>been taken by video capture, thatswhy i added image formats also, the video url as follows <text:tab/><text:a xlink:type="simple" xlink:href="https://github.com/premod/myhubpipeline/blob/master/corrections%20for%20knowband%20app/app/record-11.46.11%5B06.06.2020%5D.mp4?raw=true" text:style-name="Internet_20_link" text:visited-style-name="Visited_20_Internet_20_Link"><text:span text:style-name="T2">link</text:span></text:a></text:p>
      <text:p text:style-name="P6"/>
      <text:p text:style-name="P8"><text:tab/><text:span text:style-name="T7">The main attraction of the app is that, the app should maintain the customer's user experience, as of now i understand it from my previous app. my previous app is nothing great in the case of user experiences, because of that i decided to do a new app..so do the best from your side for me, and take your own time and make this corrections as final one, for now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6T08:35:16.79</meta:creation-date>
    <dc:date>2020-06-07T13:46:53.64</dc:date>
    <meta:editing-duration>PT20H5M10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2" meta:paragraph-count="30" meta:word-count="488" meta:character-count="2599"/>
  </office:meta>
</office:document-meta>
</file>